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900000356C598AC6CB0C4696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3424" officeooo:paragraph-rsid="00213424" style:text-blinking="false" fo:background-color="transparent"/>
    </style:style>
    <style:style style:name="P2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733f" officeooo:paragraph-rsid="0021733f" style:text-blinking="false" fo:background-color="transparent"/>
    </style:style>
    <style:style style:name="P3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2ec19" officeooo:paragraph-rsid="0022ec19" style:text-blinking="false" fo:background-color="transparent"/>
    </style:style>
    <style:style style:name="P4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0dba" officeooo:paragraph-rsid="00230dba" style:text-blinking="false" fo:background-color="transparent"/>
    </style:style>
    <style:style style:name="P5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477e" officeooo:paragraph-rsid="0023477e" style:text-blinking="false" fo:background-color="transparent"/>
    </style:style>
    <style:style style:name="P6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71ea" officeooo:paragraph-rsid="002371ea" style:text-blinking="false" fo:background-color="transparent"/>
    </style:style>
    <style:style style:name="P7" style:family="paragraph" style:parent-style-name="Table_20_Contents">
      <style:text-properties officeooo:rsid="00230dba" officeooo:paragraph-rsid="00230dba"/>
    </style:style>
    <style:style style:name="P8" style:family="paragraph" style:parent-style-name="Subtitle">
      <style:text-properties officeooo:rsid="00212d7c" officeooo:paragraph-rsid="0020edab"/>
    </style:style>
    <style:style style:name="P9" style:family="paragraph" style:parent-style-name="Text_20_body">
      <style:text-properties officeooo:rsid="00212d7c" officeooo:paragraph-rsid="0020edab"/>
    </style:style>
    <style:style style:name="T1" style:family="text">
      <style:text-properties officeooo:rsid="0027d8df"/>
    </style:style>
    <style:style style:name="T2" style:family="text">
      <style:text-properties officeooo:rsid="0029de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1">9</text:span></text:p>
      <text:p text:style-name="P8"><text:bookmark text:name="docs-internal-guid-f8276666-164d-9c44-c10c-0d4f12381a48"/>Round <text:span text:style-name="T2">1</text:span>: <text:span text:style-name="T2">Crossword</text:span></text:p>
      <text:p text:style-name="P9"><draw:frame draw:style-name="fr1" draw:name="Image1" text:anchor-type="paragraph" svg:width="16.917cm" svg:height="21.218cm" draw:z-index="0"><draw:image xlink:href="Pictures/10000201000002A900000356C598AC6CB0C46969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9-12-16T19:06:16.933923595</dc:date>
    <dc:creator>Paul Agapow</dc:creator>
    <meta:editing-duration>PT2H15M15S</meta:editing-duration>
    <meta:editing-cycles>23</meta:editing-cycles>
    <meta:generator>LibreOffice/5.2.0.4$MacOSX_X86_64 LibreOffice_project/066b007f5ebcc236395c7d282ba488bca6720265</meta:generator>
    <meta:printed-by>Paul Agapow</meta:printed-by>
    <meta:print-date>2016-12-19T08:27:43.422214677</meta:print-date>
    <meta:document-statistic meta:table-count="0" meta:image-count="1" meta:object-count="0" meta:page-count="1" meta:paragraph-count="2" meta:word-count="8" meta:character-count="46" meta:non-whitespace-character-count="40"/>
  </office:meta>
</office:document-meta>
</file>